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60000001D5CCB88C35A5D4B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ccad9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ccad9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ccad9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ccad9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ccad9" style:language-asian="zxx" style:country-asian="none" style:language-complex="zxx" style:country-complex="none"/>
    </style:style>
    <style:style style:name="P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0ccad9"/>
    </style:style>
    <style:style style:name="P7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0ccad9" style:font-size-asian="14pt" style:language-asian="zxx" style:country-asian="none" style:font-size-complex="14pt" style:language-complex="zxx" style:country-complex="none"/>
    </style:style>
    <style:style style:name="P8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officeooo:paragraph-rsid="000da937" style:font-size-asian="14pt" style:language-asian="zxx" style:country-asian="none" style:font-size-complex="14pt" style:language-complex="zxx" style:country-complex="none"/>
    </style:style>
    <style:style style:name="P9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paragraph-rsid="000cca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ru" fo:country="RU" officeooo:rsid="000ccad9" officeooo:paragraph-rsid="000ccad9" style:font-size-asian="14pt" style:language-asian="zxx" style:country-asian="none" style:font-size-complex="14pt" style:language-complex="zxx" style:country-complex="none"/>
    </style:style>
    <style:style style:name="P1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ru" fo:country="RU" fo:font-weight="bold" officeooo:rsid="000ccad9" officeooo:paragraph-rsid="000cca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ccad9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ccad9" style:font-size-asian="13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ccad9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ccad9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ccad9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0ccad9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ccad9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ccad9" style:language-asian="zxx" style:country-asian="none" style:language-complex="zxx" style:country-complex="none"/>
    </style:style>
    <style:style style:name="P20" style:family="paragraph" style:parent-style-name="Text_20_body">
      <style:text-properties style:font-name="Times New Roman" fo:font-size="15pt" fo:language="zxx" fo:country="none" officeooo:paragraph-rsid="000ccad9" style:font-size-asian="1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ccad9" style:font-size-asian="14.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ccad9" style:font-size-asian="20.5pt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name-complex="Times New Roman1"/>
    </style:style>
    <style:style style:name="T3" style:family="text">
      <style:text-properties fo:font-size="18pt" fo:font-weight="bold" officeooo:rsid="000ccad9" style:font-size-asian="18pt" style:font-weight-asian="bold" style:font-name-complex="Times New Roman1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119f70" style:font-size-asian="14pt" style:font-name-complex="Times New Roman1" style:font-size-complex="14pt"/>
    </style:style>
    <style:style style:name="T6" style:family="text">
      <style:text-properties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7" style:family="text">
      <style:text-properties style:font-name="Times New Roman" fo:font-size="14pt" officeooo:rsid="00125833" style:font-size-asian="14pt" style:font-name-complex="Times New Roman1" style:font-size-complex="14pt"/>
    </style:style>
    <style:style style:name="T8" style:family="text">
      <style:text-properties style:font-name="Times New Roman" fo:font-size="14pt" fo:language="zxx" fo:country="none" officeooo:rsid="00125833" style:font-size-asian="14pt" style:language-asian="zxx" style:country-asian="none" style:font-name-complex="Times New Roman1" style:font-size-complex="14pt" style:language-complex="zxx" style:country-complex="none"/>
    </style:style>
    <style:style style:name="T9" style:family="text">
      <style:text-properties fo:language="en" fo:country="US" officeooo:rsid="000ccad9"/>
    </style:style>
    <style:style style:name="T10" style:family="text">
      <style:text-properties fo:language="ru" fo:country="RU" officeooo:rsid="000ccad9"/>
    </style:style>
    <style:style style:name="T11" style:family="text">
      <style:text-properties fo:language="ru" fo:country="RU" fo:font-weight="bold" officeooo:rsid="000ccad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5"><text:span text:style-name="T2">Лабораторная работа №</text:span><text:span text:style-name="T3">2</text:span><text:span text:style-name="T2"><text:line-break/></text:span><text:span text:style-name="T4">по дисциплине: «</text:span><text:span text:style-name="T5">Вычислительная математика</text:span><text:span text:style-name="T4">»</text:span></text:p>
      <text:p text:style-name="P6"><text:span text:style-name="T8">тема: </text:span><text:span text:style-name="T7">Интерполяция функций </text:span><text:span text:style-name="T6"><text:s/></text:span></text:p>
      <text:p text:style-name="P20"/>
      <text:p text:style-name="P20"/>
      <text:p text:style-name="P20"/>
      <text:p text:style-name="P19"><text:tab/><text:tab/><text:tab/><text:tab/><text:tab/><text:tab/><text:tab/><text:tab/>Выполнил: ст. группы ПВ-211</text:p>
      <text:p text:style-name="P14"><text:tab/><text:tab/><text:tab/><text:tab/><text:tab/><text:tab/><text:tab/><text:tab/>Чувилко Илья Романович</text:p>
      <text:p text:style-name="P21"/>
      <text:p text:style-name="P15"><text:tab/><text:tab/><text:tab/><text:tab/><text:tab/><text:tab/><text:tab/><text:tab/>Проверил:</text:p>
      <text:p text:style-name="P15"><text:tab/><text:tab/><text:tab/><text:tab/><text:tab/><text:tab/><text:tab/><text:tab/>Бондаренко Татьяна Владимировна</text:p>
      <text:p text:style-name="P20"/>
      <text:p text:style-name="P22"/>
      <text:p text:style-name="P22"/>
      <text:p text:style-name="P22"/>
      <text:p text:style-name="P22"/>
      <text:p text:style-name="P16">Белгород 2023 г.</text:p>
      <text:p text:style-name="P17"/>
      <text:p text:style-name="P7"><text:soft-page-break/><text:span text:style-name="T11">Ц</text:span><text:span text:style-name="T1">ель работы:</text:span> изучить понятие интерполяции, основные свойства интерполяционной функции, способы задания интерполяционной функции; понятие интерполяционного многочлена; изучить способы построения интерполяционного многочлена для случая равномерной и неравномерной сетки интерполяции; получить практические навыки решения задачи интерполяции с помощью ЭВМ. </text:p>
      <text:p text:style-name="P7"/>
      <text:p text:style-name="P9">Задания к работе </text:p>
      <text:p text:style-name="P7"><text:span text:style-name="T1">1.</text:span> Найти область допустимых значений переменной х для функции y = f(x) задания соответствующего варианта.</text:p>
      <text:p text:style-name="P7"><text:span text:style-name="T1">2.</text:span> Составить таблицу значений функции y = f(x), используя (n ≥ 6) узлов интерполяции (xi ≠ a, где a точка, не являющаяся узлом интерполяционной сетке, в которой необходимо приближенно вычислить значение функции в соответствии с вариантом задания; x0&lt; a &lt; xn).</text:p>
      <text:p text:style-name="P8"><text:span text:style-name="T1">3.</text:span> По полученной таблице значений функции y = f(x) составить интерполяционный многочлен Лагранжа для случаев линейной, квадратичной и кубической интерполяции: L1(x), L2(x), L3(x). Замечание. Интервал (x0, xn), n = 1, 2, 3, используемый для построения интерполяционного многочлена Лагранжа должен содержать точку a.</text:p>
      <text:p text:style-name="P8">4. По таблице значений функции составить интерполяционный многочлен Ньютона In(x). При построении интерполяционного многочлена Ньютона необходимо использовать конечные разности для случая равномерной сетки интерполяции и разделенные разности для неравномерной сетки интерполяции. Можно построить таблицу значений функции для равномерной сетки, выполнить построение многочлена Ньютона с конечными разностями, затем убрать 1 значение из середины таблицы и выполнить построение многочлена Ньютона с разделенными разностями для получившейся неравномерной сетки интерполяции. 5. Вычислить точное значение функции y = f(x) при x=a (yT = f(a)). 6. Вычислить приближенное значение функции при x=a по всем полученным интерполяционным многочленам. 7. Определить абсолютную ∆ и относительную δ погрешность вычисления значения функции для каждого интерполяционного многочлена (интерполяционные многочлены Лагранжа и Ньютона) при заданном значении х=а. 8. Построить в одной системе координат графики полученных интерполяционных функций (многочлены Лагранжа и <text:soft-page-break/>Ньютона), исходной функции y= f(x) и отметить значения функций в точке x=a. 9. Представить полученные результаты в виде таблицы (см. табл. 2.1). 10.Составить программу, реализующую вычисление приближенного значения функции в произвольной точке путем построения интерполяционного многочлена Ньютона для случая равномерной и неравномерной сетки.</text:p>
      <text:p text:style-name="P7"/>
      <text:p text:style-name="P9">Содержание отчета </text:p>
      <text:p text:style-name="P7">1. Титульный лист.</text:p>
      <text:p text:style-name="P7">2. Цель работы. Вариант задания.</text:p>
      <text:p text:style-name="P7">3. Текст задания к работе.</text:p>
      <text:p text:style-name="P7">4. Выполнение задания соответствующего варианта вручную полностью. Все действия выполняемые при решении задачи вручную расписывать подробно с указанием всех промежуточных операций. Указание только окончательного ответа не допускается.</text:p>
      <text:p text:style-name="P7">5. Текст программы, включающий необходимые комментарии и спецификации подпрограмм.</text:p>
      <text:p text:style-name="P7">6. Результаты работы программы.</text:p>
      <text:p text:style-name="P7"/>
      <text:p text:style-name="P11">Вариант 23</text:p>
      <text:p text:style-name="P10"><draw:frame draw:style-name="fr1" draw:name="Изображение1" text:anchor-type="char" svg:width="12.658cm" svg:height="0.614cm" draw:z-index="0"><draw:image xlink:href="Pictures/10000001000002560000001D5CCB88C35A5D4BC9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9:29:28.481000000</dc:date>
    <meta:editing-duration>P2DT21H39M40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26" meta:word-count="424" meta:character-count="3446" meta:non-whitespace-character-count="3009"/>
  </office:meta>
</office:document-meta>
</file>